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33ff99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Roboto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8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10" style:family="table-cell" style:parent-style-name="Default">
      <style:table-cell-properties fo:background-color="#ffffff" fo:border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33ff99"/>
    </style:style>
    <style:style style:name="ce14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shapes>
          <draw:frame draw:z-index="0" draw:style-name="gr1" draw:text-style-name="P1" svg:width="15.999cm" svg:height="8.999cm" svg:x="11.336cm" svg:y="5.943cm">
            <draw:object draw:notify-on-update-of-ranges="Лист1.B16:Лист1.E16 Лист1.A17:Лист1.A17 Лист1.B17:Лист1.E17 Лист1.A20:Лист1.A20 Лист1.B21:Лист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7"/>
          <table:covered-table-cell table:number-columns-repeated="4" table:style-name="ce12"/>
          <table:covered-table-cell table:style-name="ce14"/>
          <table:table-cell table:style-name="ce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8"/>
        </table:table-row>
        <table:table-row table:style-name="ro1">
          <table:table-cell table:style-name="ce2" office:value-type="string" calcext:value-type="string">
            <text:p>Time, sec</text:p>
          </table:table-cell>
          <table:table-cell table:style-name="ce9" office:value-type="string" calcext:value-type="string">
            <text:p>Time, sec</text:p>
          </table:table-cell>
          <table:table-cell table:style-name="ce8" office:value-type="string" calcext:value-type="string">
            <text:p>Speedup</text:p>
          </table:table-cell>
          <table:table-cell table:style-name="ce9" office:value-type="string" calcext:value-type="string">
            <text:p>Time, sec</text:p>
          </table:table-cell>
          <table:table-cell table:style-name="ce8" office:value-type="string" calcext:value-type="string">
            <text:p>Speedup</text:p>
          </table:table-cell>
          <table:table-cell table:style-name="ce9" office:value-type="string" calcext:value-type="string">
            <text:p>Time, sec</text:p>
          </table:table-cell>
          <table:table-cell table:style-name="ce8" office:value-type="string" calcext:value-type="string">
            <text:p>Speedup</text:p>
          </table:table-cell>
          <table:table-cell table:style-name="ce9" office:value-type="string" calcext:value-type="string">
            <text:p>Time, sec</text:p>
          </table:table-cell>
          <table:table-cell table:style-name="ce8" office:value-type="string" calcext:value-type="string">
            <text:p>Speedup</text:p>
          </table:table-cell>
        </table:table-row>
        <table:table-row table:style-name="ro1">
          <table:table-cell table:style-name="ce18" office:value-type="float" office:value="16.56" calcext:value-type="float">
            <text:p>16,56</text:p>
          </table:table-cell>
          <table:table-cell table:style-name="ce18" office:value-type="float" office:value="8.22" calcext:value-type="float">
            <text:p>8,22</text:p>
          </table:table-cell>
          <table:table-cell table:style-name="ce18" table:formula="of:=[.$A$7]/[.$B$7]" office:value-type="float" office:value="2.01459854014599" calcext:value-type="float">
            <text:p>2,01</text:p>
          </table:table-cell>
          <table:table-cell table:style-name="ce18" office:value-type="float" office:value="4.52" calcext:value-type="float">
            <text:p>4,52</text:p>
          </table:table-cell>
          <table:table-cell table:style-name="ce18" table:formula="of:=[.A7]/[.D7]" office:value-type="float" office:value="3.66371681415929" calcext:value-type="float">
            <text:p>3,66</text:p>
          </table:table-cell>
          <table:table-cell table:style-name="ce18" office:value-type="float" office:value="3.858" calcext:value-type="float">
            <text:p>3,86</text:p>
          </table:table-cell>
          <table:table-cell table:style-name="ce18" table:formula="of:=[.A7]/[.F7]" office:value-type="float" office:value="4.29237947122862" calcext:value-type="float">
            <text:p>4,29</text:p>
          </table:table-cell>
          <table:table-cell table:style-name="ce18" office:value-type="float" office:value="3.462" calcext:value-type="float">
            <text:p>3,46</text:p>
          </table:table-cell>
          <table:table-cell table:style-name="ce18" table:formula="of:=[.A7]/[.H7]" office:value-type="float" office:value="4.78336221837088" calcext:value-type="float">
            <text:p>4,78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 table:number-rows-repeated="2">
          <table:table-cell table:style-name="ce4"/>
          <table:table-cell table:style-name="ce10" table:number-columns-repeated="8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4"/>
          <table:table-cell/>
          <table:table-cell table:style-name="ce4"/>
        </table:table-row>
        <table:table-row table:style-name="ro1">
          <table:table-cell table:style-name="ce20" office:value-type="string" calcext:value-type="string">
            <text:p>Speedup Runge</text:p>
          </table:table-cell>
          <table:table-cell table:style-name="ce18" table:formula="of:=[.A7]/[.B7]" office:value-type="float" office:value="2.01459854014599" calcext:value-type="float">
            <text:p>2,01</text:p>
          </table:table-cell>
          <table:table-cell table:style-name="ce18" table:formula="of:=[.A7]/[.D7]" office:value-type="float" office:value="3.66371681415929" calcext:value-type="float">
            <text:p>3,66</text:p>
          </table:table-cell>
          <table:table-cell table:style-name="ce20" table:formula="of:=[.A7]/[.F7]" office:value-type="float" office:value="4.29237947122862" calcext:value-type="float">
            <text:p>4,29</text:p>
          </table:table-cell>
          <table:table-cell table:style-name="ce20" table:formula="of:=[.A7]/[.H7]" office:value-type="float" office:value="4.78336221837088" calcext:value-type="float">
            <text:p>4,78</text:p>
          </table:table-cell>
          <table:table-cell table:style-name="ce10" table:number-columns-repeated="4"/>
        </table:table-row>
        <table:table-row table:style-name="ro1">
          <table:table-cell table:style-name="ce5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Linear speedu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line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Subtle_20_Tango_20_Green" draw:display-name="Subtle Tango Green" draw:style="linear" draw:start-color="#94bd5e" draw:end-color="#5c8526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00:06:21.82079862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05T20:22:02.563850785</meta:creation-date>
    <dc:date>2021-05-17T00:11:46.086682661</dc:date>
    <meta:editing-duration>PT4H8M52S</meta:editing-duration>
    <meta:editing-cycles>14</meta:editing-cycles>
    <meta:generator>LibreOffice/6.4.7.2$Linux_X86_64 LibreOffice_project/40$Build-2</meta:generator>
    <meta:document-statistic meta:table-count="1" meta:cell-count="4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2cm" svg:y="3.952cm" style:legend-expansion="high" chart:style-name="ch2"/>
        <chart:plot-area chart:style-name="ch3" table:cell-range-address="Лист1.B16:Лист1.E17 Лист1.A17:Лист1.A17 Лист1.A20:Лист1.A20 Лист1.B21:Лист1.E21" chart:data-source-has-labels="both" svg:x="1.331cm" svg:y="0.18cm" svg:width="10.571cm" svg:height="7.659cm">
          <chartooo:coordinate-region svg:x="1.767cm" svg:y="0.379cm" svg:width="10.041cm" svg:height="6.813cm"/>
          <chart:axis chart:dimension="x" chart:name="primary-x" chart:style-name="ch4" chartooo:axis-type="auto">
            <chartooo:date-scale/>
            <chart:title svg:x="5.963cm" svg:y="8.019cm" chart:style-name="ch5">
              <text:p>Threads</text:p>
            </chart:title>
            <chart:categories table:cell-range-address="Лист1.B16:Лист1.E16"/>
          </chart:axis>
          <chart:axis chart:dimension="y" chart:name="primary-y" chart:style-name="ch4">
            <chart:title svg:x="0.451cm" svg:y="4.728cm" chart:style-name="ch6">
              <text:p>Speedup</text:p>
            </chart:title>
            <chart:grid chart:style-name="ch7" chart:class="major"/>
          </chart:axis>
          <chart:series chart:style-name="ch8" chart:values-cell-range-address="Лист1.B17:Лист1.E17" chart:label-cell-address="Лист1.A17:Лист1.A17" chart:class="chart:line">
            <chart:data-point chart:repeated="4"/>
          </chart:series>
          <chart:series chart:style-name="ch9" chart:values-cell-range-address="Лист1.B21:Лист1.E21" chart:label-cell-address="Лист1.A20:Лист1.A20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Лист1.B16:Лист1.E1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peedup Runge</text:p>
                <draw:g>
                  <svg:desc>Лист1.A17:Лист1.A17</svg:desc>
                </draw:g>
              </table:table-cell>
              <table:table-cell office:value-type="float" office:value="2.01459854014599">
                <text:p>2.01459854014599</text:p>
                <draw:g>
                  <svg:desc>Лист1.B17:Лист1.E17</svg:desc>
                </draw:g>
              </table:table-cell>
              <table:table-cell office:value-type="float" office:value="3.66371681415929">
                <text:p>3.66371681415929</text:p>
              </table:table-cell>
              <table:table-cell office:value-type="float" office:value="4.29237947122862">
                <text:p>4.29237947122862</text:p>
              </table:table-cell>
              <table:table-cell office:value-type="float" office:value="4.78336221837088">
                <text:p>4.78336221837088</text:p>
              </table:table-cell>
            </table:table-row>
            <table:table-row>
              <table:table-cell office:value-type="string">
                <text:p>Linear speedup</text:p>
                <draw:g>
                  <svg:desc>Лист1.A20:Лист1.A20</svg:desc>
                </draw:g>
              </table:table-cell>
              <table:table-cell office:value-type="float" office:value="2">
                <text:p>2</text:p>
                <draw:g>
                  <svg:desc>Лист1.B21:Лист1.E2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